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 VINDA DE CRISTO</text:p>
      <text:p text:style-name="Author">BRUCE ANSTEY</text:p>
      <text:p text:style-name="Date"/>
      <text:p text:style-name="Text_20_body">O Senhor Jesus prometeu: "Na casa de meu Pai há muitas moradas; se não fosse assim, eu vo-lo teria dito: vou preparar-vos lugar. E se eu for, e vos preparar lugar, virei outra vez e vos levarei para mim mesmo, para que onde eu estiver estejais vós também." (<text:a xlink:type="simple" xlink:href="http://bibliaonline.com.br/acf/jo/14/2,3" text:style-name="Internet_20_link" text:visited-style-name="Visited_20_Internet_20_Link"><text:span text:style-name="Definition">João 14:2,3</text:span></text:a>). Ele também disse: "Certamente cedo venho." (<text:a xlink:type="simple" xlink:href="http://bibliaonline.com.br/acf/ap/22/20" text:style-name="Internet_20_link" text:visited-style-name="Visited_20_Internet_20_Link"><text:span text:style-name="Definition">Apoc. 22:20</text:span></text:a>). A esperança própria ao Cristão é aguardar o Senhor para qualquer momento. Há muitas indicações que nos levam a concluir que a vinda do Senhor está prestes a acontecer; o Senhor Jesus poderá vir ainda hoje! (<text:a xlink:type="simple" xlink:href="http://bibliaonline.com.br/acf/hb/10/37" text:style-name="Internet_20_link" text:visited-style-name="Visited_20_Internet_20_Link"><text:span text:style-name="Definition">Hebreus 10:37</text:span></text:a>).</text:p>
      <text:p text:style-name="Text_20_body">É da maior importância notarmos a diferença que existe nas Escrituras entre o arrebatamento e a vinda de Cristo. O arrebatamento não deveria ser confundido com a vinda de Cristo pois, embora o Senhor venha dos céus em ambas ocasiões, o arrebatamento e a vinda de Cristo são eventos completamente diferentes.</text:p>
      <text:p text:style-name="Text_20_body">O arrebatamento ocorrerá quando o Senhor vier para os Seus santos (<text:a xlink:type="simple" xlink:href="http://bibliaonline.com.br/acf/jo/14/2,3" text:style-name="Internet_20_link" text:visited-style-name="Visited_20_Internet_20_Link"><text:span text:style-name="Definition">João 14:2,3</text:span></text:a>); na Sua vinda, Cristo virá com os Seus santos, os quais foram levados para a glória no arrebatamento (<text:a xlink:type="simple" xlink:href="http://bibliaonline.com.br/acf/jd/14" text:style-name="Internet_20_link" text:visited-style-name="Visited_20_Internet_20_Link"><text:span text:style-name="Definition">Judas 14</text:span></text:a>; <text:a xlink:type="simple" xlink:href="http://bibliaonline.com.br/acf/zc/14/5" text:style-name="Internet_20_link" text:visited-style-name="Visited_20_Internet_20_Link"><text:span text:style-name="Definition">Zac. 14:5</text:span></text:a>).</text:p>
      <text:p text:style-name="Text_20_body">O arrebatamento pode acontecer a qualquer momento, enquanto que a vinda de Cristo não acontecerá até cerca de 7 anos depois do arrebatamento. No arrebatamento o Senhor virá secretamente, em um piscar de olhos (<text:a xlink:type="simple" xlink:href="http://bibliaonline.com.br/acf/1co/15/52" text:style-name="Internet_20_link" text:visited-style-name="Visited_20_Internet_20_Link"><text:span text:style-name="Definition">I Co. 15:52</text:span></text:a>); na Sua vinda Ele virá publicamente e todo olho O verá (<text:a xlink:type="simple" xlink:href="http://bibliaonline.com.br/acf/ap/1/7" text:style-name="Internet_20_link" text:visited-style-name="Visited_20_Internet_20_Link"><text:span text:style-name="Definition">Apocalipse 1:7</text:span></text:a>).</text:p>
      <text:p text:style-name="Text_20_body">No arrebatamento Ele virá para livrar a igreja (<text:a xlink:type="simple" xlink:href="http://bibliaonline.com.br/acf/1ts/1/10" text:style-name="Internet_20_link" text:visited-style-name="Visited_20_Internet_20_Link"><text:span text:style-name="Definition">I Tess. 1:10</text:span></text:a>); na Sua vinda Ele virá para livrar Israel (<text:a xlink:type="simple" xlink:href="http://bibliaonline.com.br/acf/sl/6/1-4" text:style-name="Internet_20_link" text:visited-style-name="Visited_20_Internet_20_Link"><text:span text:style-name="Definition">Salmos 6:1-4</text:span></text:a>).</text:p>
      <text:p text:style-name="Text_20_body">No arrebatamento Ele virá encontrar a Sua igreja nos ares, pois trata-se do Seu povo celestial (<text:a xlink:type="simple" xlink:href="http://bibliaonline.com.br/acf/1ts/4/15-18" text:style-name="Internet_20_link" text:visited-style-name="Visited_20_Internet_20_Link"><text:span text:style-name="Definition">I Tess. 4:15-18</text:span></text:a>); na Sua vinda Ele voltará para a terra (o Monte das Oliveiras), para Israel, pois é o Seu povo terrenal (<text:a xlink:type="simple" xlink:href="http://bibliaonline.com.br/acf/zc/14/4,5" text:style-name="Internet_20_link" text:visited-style-name="Visited_20_Internet_20_Link"><text:span text:style-name="Definition">Zac. 14:4,5</text:span></text:a>).</text:p>
      <text:p text:style-name="Text_20_body">No arrebatamento, é o próprio Senhor Quem reunirá os Seus santos (<text:a xlink:type="simple" xlink:href="http://bibliaonline.com.br/acf/1ts/4/15-18" text:style-name="Internet_20_link" text:visited-style-name="Visited_20_Internet_20_Link"><text:span text:style-name="Definition">I Tess. 4:15-18</text:span></text:a>; <text:a xlink:type="simple" xlink:href="http://bibliaonline.com.br/acf/2ts/2/1" text:style-name="Internet_20_link" text:visited-style-name="Visited_20_Internet_20_Link"><text:span text:style-name="Definition">II Tess. 2:1</text:span></text:a>); na Sua vinda os ímpios serão tirados do mundo, pelos anjos, para julgamento e os que crêem (aqueles que se converteram por meio do evangelho do Reino, que será pregado durante a tribulação) serão deixados para desfrutar de bênçãos sobre a terra (<text:a xlink:type="simple" xlink:href="http://bibliaonline.com.br/acf/mt/13/41-43" text:style-name="Internet_20_link" text:visited-style-name="Visited_20_Internet_20_Link"><text:span text:style-name="Definition">Mateus 13:41-43</text:span></text:a>; <text:a xlink:type="simple" xlink:href="http://bibliaonline.com.br/acf/mt/25/41" text:style-name="Internet_20_link" text:visited-style-name="Visited_20_Internet_20_Link"><text:span text:style-name="Definition">25:41</text:span></text:a>).</text:p>
      <text:p text:style-name="Text_20_body">No arrebatamento Ele virá para livrar Seus santos (a igreja) da ira vindoura (<text:a xlink:type="simple" xlink:href="http://bibliaonline.com.br/acf/1ts/1/10" text:style-name="Internet_20_link" text:visited-style-name="Visited_20_Internet_20_Link"><text:span text:style-name="Definition">I Tess. 1:10</text:span></text:a>); na Sua vinda Ele virá para derramar a ira (<text:a xlink:type="simple" xlink:href="http://bibliaonline.com.br/acf/ap/19/15" text:style-name="Internet_20_link" text:visited-style-name="Visited_20_Internet_20_Link"><text:span text:style-name="Definition">Apocalipse 19:15</text:span></text:a>).</text:p>
      <text:p text:style-name="Text_20_body">No arrebatamento Ele virá como Noivo, para receber Sua noiva, a igreja (<text:a xlink:type="simple" xlink:href="http://bibliaonline.com.br/acf/mt/25/6-10" text:style-name="Internet_20_link" text:visited-style-name="Visited_20_Internet_20_Link"><text:span text:style-name="Definition">Mateus 25:6-10</text:span></text:a>); na Sua vinda Ele virá como o Filho do Homem em juízo sobre os que O rejeitaram (<text:a xlink:type="simple" xlink:href="http://bibliaonline.com.br/acf/mt/24/27,28" text:style-name="Internet_20_link" text:visited-style-name="Visited_20_Internet_20_Link"><text:span text:style-name="Definition">Mateus 24:27,28</text:span></text:a>).</text:p>
      <text:p text:style-name="Text_20_body">No arrebatamento Ele virá como a "Estrela da Manhã" que aparece logo antes do dia raiar (<text:a xlink:type="simple" xlink:href="http://bibliaonline.com.br/acf/ap/22/16" text:style-name="Internet_20_link" text:visited-style-name="Visited_20_Internet_20_Link"><text:span text:style-name="Definition">Apocalipse 22:16</text:span></text:a>); na Sua vinda Ele virá como o "Sol de Justiça", que é o próprio amanhecer <text:soft-page-break/>(<text:a xlink:type="simple" xlink:href="http://bibliaonline.com.br/acf/ml/4/2" text:style-name="Internet_20_link" text:visited-style-name="Visited_20_Internet_20_Link"><text:span text:style-name="Definition">Mal. 4:2</text:span></text:a>).</text:p>
      <text:p text:style-name="Text_20_body">No arrebatamento Ele virá sem quaisquer sinais, pois o Cristão anda por fé e não por vista (<text:a xlink:type="simple" xlink:href="http://bibliaonline.com.br/acf/2co/5/7" text:style-name="Internet_20_link" text:visited-style-name="Visited_20_Internet_20_Link"><text:span text:style-name="Definition">II Co. 5:7</text:span></text:a>); a Sua vinda, será acompanhada de sinais, pois os Judeus buscam sinais (<text:a xlink:type="simple" xlink:href="http://bibliaonline.com.br/acf/lc/21/11,25-27" text:style-name="Internet_20_link" text:visited-style-name="Visited_20_Internet_20_Link"><text:span text:style-name="Definition">Lucas 21:11,25-27</text:span></text:a>; <text:a xlink:type="simple" xlink:href="http://bibliaonline.com.br/acf/1co/1/22" text:style-name="Internet_20_link" text:visited-style-name="Visited_20_Internet_20_Link"><text:span text:style-name="Definition">I Co. 1:22</text:span></text:a>).</text:p>
      <text:p text:style-name="Text_20_body">As Escrituras nunca dizem que, no arrebatamento, o Senhor virá "como ladrão, à noite." Na vinda do Senhor, isto sim, Ele virá como um ladrão à noite (<text:a xlink:type="simple" xlink:href="http://bibliaonline.com.br/acf/1ts/5/2" text:style-name="Internet_20_link" text:visited-style-name="Visited_20_Internet_20_Link"><text:span text:style-name="Definition">I Tess. 5:2</text:span></text:a>; <text:a xlink:type="simple" xlink:href="http://bibliaonline.com.br/acf/2pe/3/10" text:style-name="Internet_20_link" text:visited-style-name="Visited_20_Internet_20_Link"><text:span text:style-name="Definition">II Pd. 3:10</text:span></text:a>; <text:a xlink:type="simple" xlink:href="http://bibliaonline.com.br/acf/mt/24/43" text:style-name="Internet_20_link" text:visited-style-name="Visited_20_Internet_20_Link"><text:span text:style-name="Definition">Mateus 24:43</text:span></text:a>; <text:a xlink:type="simple" xlink:href="http://bibliaonline.com.br/acf/ap/16/15" text:style-name="Internet_20_link" text:visited-style-name="Visited_20_Internet_20_Link"><text:span text:style-name="Definition">Apocalipse 16:15</text:span></text:a>; <text:a xlink:type="simple" xlink:href="http://bibliaonline.com.br/acf/ap/3/3" text:style-name="Internet_20_link" text:visited-style-name="Visited_20_Internet_20_Link"><text:span text:style-name="Definition">3:3</text:span></text:a>).</text:p>
      <text:p text:style-name="Text_20_body">Em um certo sentido, existem três vindas; Sua vinda para o que era Seu (quando veio ao mundo, <text:a xlink:type="simple" xlink:href="http://bibliaonline.com.br/acf/jo/1/10,11" text:style-name="Internet_20_link" text:visited-style-name="Visited_20_Internet_20_Link"><text:span text:style-name="Definition">João 1:10,11</text:span></text:a>: <text:a xlink:type="simple" xlink:href="http://bibliaonline.com.br/acf/hb/10/7" text:style-name="Internet_20_link" text:visited-style-name="Visited_20_Internet_20_Link"><text:span text:style-name="Definition">Hebreus 10:7</text:span></text:a>), Sua vinda para os que são Seus (no arrebatamento, <text:a xlink:type="simple" xlink:href="http://bibliaonline.com.br/acf/jo/14/2,3" text:style-name="Internet_20_link" text:visited-style-name="Visited_20_Internet_20_Link"><text:span text:style-name="Definition">João 14:2,3</text:span></text:a>; <text:a xlink:type="simple" xlink:href="http://bibliaonline.com.br/acf/1ts/4/15-18" text:style-name="Internet_20_link" text:visited-style-name="Visited_20_Internet_20_Link"><text:span text:style-name="Definition">I Tess. 4:15-18</text:span></text:a>), e Sua vinda com os que são Seus (na vinda de Cristo, <text:a xlink:type="simple" xlink:href="http://bibliaonline.com.br/acf/jd/1/14" text:style-name="Internet_20_link" text:visited-style-name="Visited_20_Internet_20_Link"><text:span text:style-name="Definition">Jud. 14</text:span></text:a>).</text:p>
      <text:p text:style-name="Text_20_body">"Outline of Prophetic Events" - B. Anste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 VINDA DE CRISTO</dc:title>
    <dc:date>2018-08-11T11:48:57.167627819</dc:date>
    <meta:editing-duration>PT7S</meta:editing-duration>
    <meta:editing-cycles>1</meta:editing-cycles>
    <meta:document-statistic meta:table-count="0" meta:image-count="0" meta:object-count="0" meta:page-count="2" meta:paragraph-count="17" meta:word-count="590" meta:character-count="3365" meta:non-whitespace-character-count="2791"/>
    <meta:generator>LibreOffice/5.1.6.2$Linux_X86_64 LibreOffice_project/10m0$Build-2</meta:generator>
  </office:meta>
</office:document-meta>
</file>